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85cm" fo:min-width="4.4cm"/>
    </style:style>
    <style:style style:name="gr2" style:family="graphic" style:parent-style-name="standard">
      <style:graphic-properties draw:stroke="dash" draw:stroke-dash="Ultrafine_20_Dashed" svg:stroke-width="0.035cm" svg:stroke-color="#000000" draw:marker-start-width="0.252cm" draw:marker-end-width="0.252cm" draw:fill-color="#ffffff" draw:textarea-horizontal-align="justify" draw:textarea-vertical-align="middle" draw:auto-grow-height="false" fo:min-height="1.384cm" fo:min-width="2.616cm" fo:padding-top="0.142cm" fo:padding-bottom="0.142cm" fo:padding-left="0.267cm" fo:padding-right="0.267cm"/>
    </style:style>
    <style:style style:name="gr3" style:family="graphic" style:parent-style-name="standard">
      <style:graphic-properties draw:fill-color="#b2b2b2" draw:textarea-horizontal-align="justify" draw:textarea-vertical-align="middle" draw:auto-grow-height="false" fo:min-height="2.085cm" fo:min-width="2.514cm"/>
    </style:style>
    <style:style style:name="gr4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37cm"/>
    </style:style>
    <style:style style:name="gr7" style:family="graphic" style:parent-style-name="standard">
      <style:graphic-properties svg:stroke-width="0.035cm" svg:stroke-color="#bf0041" draw:marker-start="Arrow" draw:marker-start-width="0.352cm" draw:marker-end="Arrow" draw:marker-end-width="0.3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-color="#b2b2b2"/>
      <style:paragraph-properties fo:text-align="center"/>
    </style:style>
    <style:style style:name="P4" style:family="paragraph">
      <loext:graphic-properties draw:fill="solid"/>
      <style:paragraph-properties fo:text-align="center"/>
    </style:style>
    <style:style style:name="P5" style:family="paragraph">
      <loext:graphic-properties draw:fill="none" draw:fill-color="#ffffff"/>
      <style:text-properties fo:font-style="italic" style:font-style-asian="italic" style:font-style-complex="italic"/>
    </style:style>
    <style:style style:name="P6" style:family="paragraph">
      <loext:graphic-properties draw:fill="none" draw:fill-color="#ffffff"/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text-underline-style="solid" style:text-underline-width="auto" style:text-underline-color="font-color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3" draw:id="id3" draw:layer="layout" svg:width="4.9cm" svg:height="2.1cm" svg:x="0.3cm" svg:y="0.9cm">
          <text:p text:style-name="P1">Programa</text:p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3.4cm" svg:height="1.8cm" svg:x="7.6cm" svg:y="1.1cm">
          <text:p text:style-name="P1">in</text:p>
          <text:p text:style-name="P1"><text:span text:style-name="T1">:InputStream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3" draw:text-style-name="P3" xml:id="id1" draw:id="id1" draw:layer="layout" svg:width="3.5cm" svg:height="3.5cm" svg:x="14.5cm" svg:y="0.3cm">
          <text:p text:style-name="P1">DADOS</text:p>
          <text:p text:style-name="P1">(bytes)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connector draw:style-name="gr4" draw:text-style-name="P4" draw:layer="layout" draw:type="line" svg:x1="14.5cm" svg:y1="2.05cm" svg:x2="11cm" svg:y2="2cm" draw:start-shape="id1" draw:start-glue-point="5" draw:end-shape="id2" draw:end-glue-point="7" svg:d="M14500 2050l-3500-50" svg:viewBox="0 0 3501 51">
          <text:p/>
        </draw:connector>
        <draw:connector draw:style-name="gr4" draw:text-style-name="P4" draw:layer="layout" draw:type="line" svg:x1="7.6cm" svg:y1="2cm" svg:x2="5.2cm" svg:y2="1.95cm" draw:start-shape="id2" draw:start-glue-point="5" draw:end-shape="id3" draw:end-glue-point="1" svg:d="M7600 2000l-2400-50" svg:viewBox="0 0 2401 51">
          <text:p/>
        </draw:connector>
        <draw:frame draw:style-name="gr5" draw:text-style-name="P5" draw:layer="layout" svg:width="2.542cm" svg:height="0.962cm" svg:x="1.358cm" svg:y="3.3cm">
          <draw:text-box>
            <text:p><text:span text:style-name="T2">destino</text:span></text:p>
          </draw:text-box>
        </draw:frame>
        <draw:frame draw:style-name="gr6" draw:text-style-name="P5" draw:layer="layout" svg:width="2.437cm" svg:height="0.962cm" svg:x="14.658cm" svg:y="3.7cm">
          <draw:text-box>
            <text:p><text:span text:style-name="T2">origem</text:span></text:p>
          </draw:text-box>
        </draw:frame>
        <draw:line draw:style-name="gr7" draw:text-style-name="P1" draw:layer="layout" svg:x1="5.2cm" svg:y1="3.9cm" svg:x2="14.6cm" svg:y2="3.9cm">
          <text:p/>
        </draw:line>
        <draw:frame draw:style-name="gr8" draw:text-style-name="P6" draw:layer="layout" svg:width="1.84cm" svg:height="0.962cm" svg:x="8.659cm" svg:y="3.7cm">
          <draw:text-box>
            <text:p><text:span text:style-name="T3">flux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9cm" fo:page-height="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Danilo Carvalho</meta:initial-creator>
    <meta:creation-date>2020-10-05T04:52:15.980933749</meta:creation-date>
    <dc:date>2020-10-05T06:06:50.909021754</dc:date>
    <dc:creator>Danilo Carvalho</dc:creator>
    <meta:editing-duration>PT8M52S</meta:editing-duration>
    <meta:editing-cycles>4</meta:editing-cycles>
    <meta:generator>LibreOffice/6.2.0.3$MacOSX_X86_64 LibreOffice_project/98c6a8a1c6c7b144ce3cc729e34964b47ce25d62</meta:generator>
    <meta:document-statistic meta:object-count="9"/>
  </office:meta>
</office:document-meta>
</file>